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mo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ity</text:p>
          </table:table-cell>
          <table:table-cell office:value-type="string">
            <text:p>Age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string">
            <text:p>London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Havanna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Lisa</text:p>
          </table:table-cell>
          <table:table-cell office:value-type="string">
            <text:p>Stockholm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ars</text:p>
          </table:table-cell>
          <table:table-cell office:value-type="string">
            <text:p>Umeå</text:p>
          </table:table-cell>
          <table:table-cell office:value-type="float" office:value="55">
            <text:p>55</text:p>
          </table:table-cell>
        </table:table-row>
      </table:table>
      <table:table table:name="yml" table:style-name="ta1" table:print="false">
        <table:table-column table:style-name="co1" table:default-cell-style-name="Default"/>
        <table:table-row table:style-name="ro1">
          <table:table-cell office:value-type="string">
            <text:p>Test: 1</text:p>
          </table:table-cell>
        </table:table-row>
        <table:table-row table:style-name="ro1">
          <table:table-cell office:value-type="string">
            <text:p>Test2:</text:p>
          </table:table-cell>
        </table:table-row>
        <table:table-row table:style-name="ro1">
          <table:table-cell table:formula="of:=&quot;  from: me&quot;" office:value-type="string" office:string-value="  from: me">
            <text:p><text:s text:c="2"/>from: me</text:p>
          </table:table-cell>
        </table:table-row>
        <table:table-row table:style-name="ro1">
          <table:table-cell table:formula="of:=&quot;  to: you&quot;" office:value-type="string" office:string-value="  to: you">
            <text:p><text:s text:c="2"/>to: you</text:p>
          </table:table-cell>
        </table:table-row>
        <table:table-row table:style-name="ro2">
          <table:table-cell office:value-type="string">
            <text:p>Test3: {success: true}</text:p>
          </table:table-cell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2016-12-01</text:date>, <text:time>21:05:1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8:43:39.72</meta:creation-date>
    <dc:date>2016-12-01T21:05:16.31</dc:date>
    <meta:editing-duration>PT29M33S</meta:editing-duration>
    <meta:editing-cycles>9</meta:editing-cycles>
    <meta:generator>OpenOffice/4.1.2$Win32 OpenOffice.org_project/412m3$Build-9782</meta:generator>
    <meta:document-statistic meta:table-count="3" meta:cell-count="20" meta:object-count="0"/>
  </office:meta>
</office:document-meta>
</file>